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7.0492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r_code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error_function</text:p>
          </table:table-cell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The server is already listening for requests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The server's socket already close.</text:p>
          </table:table-cell>
          <table:table-cell office:value-type="string" calcext:value-type="string">
            <text:p>stop_server</text:p>
          </table:table-cell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The server's socket is closed to binding. Server have to start to binding first.</text:p>
          </table:table-cell>
          <table:table-cell office:value-type="string" calcext:value-type="string">
            <text:p>start_listening</text:p>
          </table:table-cell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The server's socket already listening for connections.</text:p>
          </table:table-cell>
          <table:table-cell office:value-type="string" calcext:value-type="string">
            <text:p>start_listening</text:p>
          </table:table-cell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The server have to be bind-listening mode first for accept connection.</text:p>
          </table:table-cell>
          <table:table-cell office:value-type="string" calcext:value-type="string">
            <text:p>accept_connections</text:p>
          </table:table-cell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The server have to be bind-listening mode first for accept connection.</text:p>
          </table:table-cell>
          <table:table-cell office:value-type="string" calcext:value-type="string">
            <text:p>accept_connections</text:p>
          </table:table-cell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The server have to be bind-listening mode first for share files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The server have to be bind-listening mode first for share files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The server could not find in the current connection list current connection.</text:p>
          </table:table-cell>
          <table:table-cell office:value-type="string" calcext:value-type="string">
            <text:p>shared_files_list</text:p>
          </table:table-cell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The server have to be bind-listening mode first for send message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The server have to be bind-listening mode first for send message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The server could not find in the current connection list current connection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The client has no connection to the server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The server's port number can range from 1 to 65,535. Be careful not to use a port number that is already in use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The port you are trying to use is being used by the server. Please select another port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You can't send messages to yourself.</text:p>
          </table:table-cell>
          <table:table-cell office:value-type="string" calcext:value-type="string">
            <text:p>send_message</text:p>
          </table:table-cell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The server have to be bind-listening mode first for send current connections.</text:p>
          </table:table-cell>
          <table:table-cell office:value-type="string" calcext:value-type="string">
            <text:p>connected_devices</text:p>
          </table:table-cell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The server have to be bind-listening mode first for send current connections.</text:p>
          </table:table-cell>
          <table:table-cell office:value-type="string" calcext:value-type="string">
            <text:p>connected_devices</text:p>
          </table:table-cell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It was detected that you do not have sufficient permissions to see the connected users.</text:p>
          </table:table-cell>
          <table:table-cell office:value-type="string" calcext:value-type="string">
            <text:p>connected_de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1:37:44.877350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58:58.686575764</meta:creation-date>
    <dc:date>2024-11-22T18:38:01.838539351</dc:date>
    <meta:editing-duration>PT1H22M37S</meta:editing-duration>
    <meta:editing-cycles>6</meta:editing-cycles>
    <meta:generator>LibreOffice/24.8.2.1$Linux_X86_64 LibreOffice_project/0f794b6e29741098670a3b95d60478a65d05ef13</meta:generator>
    <meta:document-statistic meta:table-count="1" meta:cell-count="60" meta:object-count="0"/>
  </office:meta>
</office:document-meta>
</file>